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85cm" fo:min-width="4.1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75cm" fo:min-width="4.1cm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2.75cm" fo:min-width="7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35cm" fo:min-width="4.5cm"/>
    </style:style>
    <style:style style:name="gr5" style:family="graphic" style:parent-style-name="text">
      <style:graphic-properties draw:textarea-vertical-align="middle" draw:auto-grow-height="false" fo:min-height="1.1cm" fo:min-width="1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9cm" fo:min-width="0.85cm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2.25cm" fo:min-width="4.4cm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1.85cm" fo:min-width="3.7cm"/>
    </style:style>
    <style:style style:name="gr9" style:family="graphic" style:parent-style-name="text">
      <style:graphic-properties draw:textarea-horizontal-align="justify" draw:textarea-vertical-align="middle" draw:auto-grow-height="false" fo:min-height="0.9cm" fo:min-width="0.7cm"/>
    </style:style>
    <style:style style:name="gr10" style:family="graphic" style:parent-style-name="headline">
      <style:graphic-properties draw:textarea-vertical-align="middle" draw:auto-grow-height="false" fo:min-height="1.35cm" fo:min-width="4cm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1.5cm" fo:min-width="1.45cm"/>
    </style:style>
    <style:style style:name="gr12" style:family="graphic" style:parent-style-name="textbody">
      <style:graphic-properties draw:auto-grow-height="true" draw:auto-grow-width="false" fo:min-height="1.255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4.6cm" svg:height="2.1cm" svg:x="6.1cm" svg:y="1.4cm">
          <text:p text:style-name="P1">plfs_open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cm" svg:x="6.1cm" svg:y="5cm">
          <text:p text:style-name="P1">backing_path(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.5cm" svg:height="3cm" svg:x="4.7cm" svg:y="8.4cm">
          <text:p text:style-name="P1">ret = plfs_resolvepath()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cm" svg:height="2.6cm" svg:x="1.5cm" svg:y="21.5cm">
          <text:p text:style-name="P1">ret = pfd-&gt;open(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2.7cm" svg:x="7.1cm" svg:y="12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2.7cm" svg:height="2.3cm" svg:x="7.148cm" svg:y="17.656cm">
          <text:p text:style-name="P1">pf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7" draw:id="id7" draw:layer="layout" svg:width="4.9cm" svg:height="2.5cm" svg:x="10.6cm" svg:y="21.6cm">
          <text:p text:style-name="P1">ret = ppi-&gt;open()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4.2cm" svg:height="2.1cm" svg:x="6.6cm" svg:y="26cm">
          <text:p text:style-name="P1">Return re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cm" svg:height="2.3cm" svg:x="6.3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4.5cm" svg:height="1.6cm" svg:x="12.6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3.9cm" svg:height="3.5cm" svg:x="6.5cm" svg:y="12.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layer="layout" svg:width="4.492cm" svg:height="1.505cm" svg:x="6.408cm" svg:y="13.595cm">
          <draw:text-box>
            <text:p>ret==PLFS_SUCCESS</text:p>
          </draw:text-box>
        </draw:frame>
        <draw:connector draw:style-name="gr13" draw:text-style-name="P2" draw:layer="layout" draw:type="line" svg:x1="8.4cm" svg:y1="3.5cm" svg:x2="8.4cm" svg:y2="5cm" draw:start-shape="id1" draw:end-shape="id2" draw:end-glue-point="0" svg:d="M8400 3500v1500" svg:viewBox="0 0 1 1501">
          <text:p/>
        </draw:connector>
        <draw:connector draw:style-name="gr13" draw:text-style-name="P2" draw:layer="layout" draw:type="line" svg:x1="8.4cm" svg:y1="7cm" svg:x2="8.45cm" svg:y2="8.4cm" draw:start-shape="id2" draw:end-shape="id3" svg:d="M8400 7000l50 1400" svg:viewBox="0 0 51 1401">
          <text:p/>
        </draw:connector>
        <draw:connector draw:style-name="gr13" draw:text-style-name="P2" draw:layer="layout" draw:type="line" svg:x1="8.45cm" svg:y1="11.4cm" svg:x2="8.45cm" svg:y2="12.5cm" draw:start-shape="id3" draw:end-shape="id4" draw:end-glue-point="4" svg:d="M8450 11400v1100" svg:viewBox="0 0 1 1101">
          <text:p/>
        </draw:connector>
        <draw:connector draw:style-name="gr13" draw:text-style-name="P2" draw:layer="layout" draw:line-skew="5.599cm" svg:x1="10.4cm" svg:y1="14.25cm" svg:x2="10.8cm" svg:y2="27.05cm" draw:start-shape="id4" draw:start-glue-point="7" draw:end-shape="id5" svg:d="M10400 14250h6500v12800h-6100" svg:viewBox="0 0 6501 12801">
          <text:p/>
        </draw:connector>
        <draw:connector draw:style-name="gr13" draw:text-style-name="P2" draw:layer="layout" draw:type="line" svg:x1="8.45cm" svg:y1="16cm" svg:x2="8.498cm" svg:y2="17.656cm" draw:start-shape="id4" draw:start-glue-point="6" draw:end-shape="id6" draw:end-glue-point="4" svg:d="M8450 16000l48 1656" svg:viewBox="0 0 49 1657">
          <text:p/>
        </draw:connector>
        <draw:connector draw:style-name="gr13" draw:text-style-name="P2" draw:layer="layout" svg:x1="9.848cm" svg:y1="18.806cm" svg:x2="13.05cm" svg:y2="21.6cm" draw:start-shape="id6" draw:start-glue-point="7" draw:end-shape="id7" svg:d="M9848 18806h3202v2794" svg:viewBox="0 0 3203 2795">
          <text:p/>
        </draw:connector>
        <draw:connector draw:style-name="gr13" draw:text-style-name="P2" draw:layer="layout" svg:x1="7.148cm" svg:y1="18.806cm" svg:x2="4cm" svg:y2="21.5cm" draw:start-shape="id6" draw:start-glue-point="5" draw:end-shape="id8" svg:d="M7148 18806h-3148v2694" svg:viewBox="0 0 3149 2695">
          <text:p/>
        </draw:connector>
        <draw:connector draw:style-name="gr13" draw:text-style-name="P2" draw:layer="layout" svg:x1="4cm" svg:y1="24.1cm" svg:x2="8.7cm" svg:y2="26cm" draw:start-shape="id8" draw:start-glue-point="2" draw:end-shape="id5" svg:d="M4000 24100v950h4700v950" svg:viewBox="0 0 4701 1901">
          <text:p/>
        </draw:connector>
        <draw:connector draw:style-name="gr13" draw:text-style-name="P2" draw:layer="layout" svg:x1="13.05cm" svg:y1="24.1cm" svg:x2="8.7cm" svg:y2="26cm" draw:start-shape="id7" draw:start-glue-point="2" draw:end-shape="id5" draw:end-glue-point="0" svg:d="M13050 24100v950h-4350v950" svg:viewBox="0 0 4351 1901">
          <text:p/>
        </draw:connector>
        <draw:frame draw:style-name="gr14" draw:text-style-name="P3" draw:layer="layout" svg:width="1.311cm" svg:height="0.962cm" svg:x="12.3cm" svg:y="13.3cm">
          <draw:text-box>
            <text:p>No</text:p>
          </draw:text-box>
        </draw:frame>
        <draw:frame draw:style-name="gr15" draw:text-style-name="P3" draw:layer="layout" svg:width="1.535cm" svg:height="0.962cm" svg:x="8.765cm" svg:y="16.238cm">
          <draw:text-box>
            <text:p>Yes</text:p>
          </draw:text-box>
        </draw:frame>
        <draw:frame draw:style-name="gr14" draw:text-style-name="P3" draw:layer="layout" svg:width="1.535cm" svg:height="0.962cm" svg:x="5.2cm" svg:y="17.938cm">
          <draw:text-box>
            <text:p>Yes</text:p>
          </draw:text-box>
        </draw:frame>
        <draw:frame draw:style-name="gr14" draw:text-style-name="P3" draw:layer="layout" svg:width="1.311cm" svg:height="0.962cm" svg:x="10.8cm" svg:y="17.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4T14:42:47.305311215</meta:creation-date>
    <dc:date>2020-08-05T21:16:08.573985397</dc:date>
    <meta:editing-duration>PT2H30M17S</meta:editing-duration>
    <meta:editing-cycles>16</meta:editing-cycles>
    <meta:generator>LibreOffice/6.0.7.3$Linux_X86_64 LibreOffice_project/00m0$Build-3</meta:generator>
    <meta:document-statistic meta:object-count="25"/>
  </office:meta>
</office:document-meta>
</file>